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style-name="ce5" office:value-type="string" calcext:value-type="string">
            <text:p>AA2 Growth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table:number-columns-repeated="2" office:value-type="string" calcext:value-type="string">
            <text:p>35.85</text:p>
          </table:table-cell>
          <table:table-cell table:style-name="ce2"/>
          <table:table-cell table:style-name="ce2" office:value-type="string" calcext:value-type="string">
            <text:p>AA7 gibt thm ans Medium ab (in C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5.51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22.90</text:p>
          </table:table-cell>
          <table:table-cell table:style-name="ce2"/>
          <table:table-cell table:style-name="ce2" office:value-type="string" calcext:value-type="string">
            <text:p>AA7 benutzt kein thm (AA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3.23</text:p>
          </table:table-cell>
          <table:table-cell table:style-name="ce2"/>
          <table:table-cell table:style-name="ce2" office:value-type="string" calcext:value-type="string">
            <text:p>AA7 nimmt thm auf (AA7, complet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A2 ist komplett abhängig von AA7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AA6</text:p>
          </table:table-cell>
          <table:table-cell table:number-columns-repeated="2" office:value-type="string" calcext:value-type="string">
            <text:p>45.61</text:p>
          </table:table-cell>
          <table:table-cell table:style-name="ce2"/>
          <table:table-cell table:style-name="ce2" office:value-type="string" calcext:value-type="string">
            <text:p>(Flusswert thm Aufnahme AA2 == thm Abgabe AA7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39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/>
          <table:table-cell table:style-name="ce6" office:value-type="string" calcext:value-type="string">
            <text:p>Warum kann Community ohne bz im Medium wachsen?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</text:p>
          </table:table-cell>
          <table:table-cell table:style-name="Default" table:number-columns-repeated="4"/>
          <table:table-cell/>
          <table:table-cell office:value-type="string" calcext:value-type="string">
            <text:p>AA1 gibt bz ins Medium ab, Reaktionen sind aktiv, halt nur kein Wachstum</text:p>
          </table:table-cell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<text:s/>37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3.77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5.7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6.32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65.1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7.2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25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ARE &amp; M9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4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/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 table:number-columns-repeated="28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4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20:45.348813091</meta:creation-date>
    <dc:date>2025-06-20T15:44:25.768444069</dc:date>
    <meta:editing-duration>PT18H7M37S</meta:editing-duration>
    <meta:editing-cycles>6</meta:editing-cycles>
    <meta:generator>LibreOffice/7.3.7.2$Linux_X86_64 LibreOffice_project/30$Build-2</meta:generator>
    <meta:document-statistic meta:table-count="1" meta:cell-count="142" meta:object-count="0"/>
  </office:meta>
</office:document-meta>
</file>